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o1" style:family="table-column">
      <style:table-column-properties fo:break-before="auto" style:column-width="2.83633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8.04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number-columns-repeated="7" table:default-cell-style-name="ce1"/>
        <table:table-column table:style-name="co3" table:default-cell-style-name="ce1"/>
        <table:table-column table:style-name="co2" table:number-columns-repeated="16375" table:default-cell-style-name="ce1"/>
        <table:table-row table:style-name="ro1">
          <table:table-cell table:number-columns-repeated="8" table:style-name="ce1"/>
          <table:table-cell office:value-type="string" table:style-name="ce1">
            <text:p>страници:</text:p>
          </table:table-cell>
          <table:table-cell table:number-columns-repeated="16375"/>
        </table:table-row>
        <table:table-row table:style-name="ro1">
          <table:table-cell table:number-columns-repeated="8" table:style-name="ce1"/>
          <table:table-cell office:value-type="string" table:style-name="ce1">
            <text:p>Начална страница с лог ин</text:p>
          </table:table-cell>
          <table:table-cell table:number-columns-repeated="16375"/>
        </table:table-row>
        <table:table-row table:style-name="ro1">
          <table:table-cell office:value-type="string" table:number-columns-spanned="4" table:number-rows-spanned="1" table:style-name="ce2">
            <text:p>users</text:p>
          </table:table-cell>
          <table:covered-table-cell table:number-columns-repeated="3"/>
          <table:table-cell table:number-columns-repeated="4" table:style-name="ce1"/>
          <table:table-cell office:value-type="string" table:style-name="ce1">
            <text:p>страница с рег форма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user_id AI</text:p>
          </table:table-cell>
          <table:table-cell table:number-columns-repeated="7" table:style-name="ce1"/>
          <table:table-cell office:value-type="string" table:style-name="ce1">
            <text:p><text:s/>чат страница със съобщения и лог аут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user_type F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ser_nicknam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ser_passwor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ser_nam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2">
            <text:p>messages<text:s/>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style-name="ce1">
            <text:p>messages_id A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ser_id F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essag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hat_dat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2">
            <text:p>user_types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style-name="ce1">
            <text:p>user_type_id A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ser_typ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2">
            <text:p>emouts_massages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1">
            <text:p>emout_massage_id</text:p>
          </table:table-cell>
          <table:table-cell office:value-type="string" table:style-name="ce1">
            <text:p><text:s/>A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mout_masage</text:p>
          </table:table-cell>
          <table:table-cell table:number-columns-repeated="16383" table:style-name="ce1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kk-notebook</meta:initial-creator>
    <dc:creator>kk-notebook</dc:creator>
    <meta:creation-date>2020-03-31T08:20:36Z</meta:creation-date>
    <dc:date>2020-04-02T12:54:27Z</dc:date>
  </office:meta>
</office:document-meta>
</file>